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B00000007F771AAA78F3838CD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c5d5" officeooo:paragraph-rsid="0018c5d5"/>
    </style:style>
    <style:style style:name="P2" style:family="paragraph" style:parent-style-name="Text_20_body">
      <style:text-properties officeooo:paragraph-rsid="0018c5d5"/>
    </style:style>
    <style:style style:name="P3" style:family="paragraph" style:parent-style-name="Text_20_body">
      <style:text-properties officeooo:rsid="001cdd6e" officeooo:paragraph-rsid="001cdd6e"/>
    </style:style>
    <style:style style:name="P4" style:family="paragraph" style:parent-style-name="Text_20_body">
      <style:text-properties officeooo:paragraph-rsid="001942d3"/>
    </style:style>
    <style:style style:name="P5" style:family="paragraph" style:parent-style-name="Text_20_body">
      <style:text-properties officeooo:rsid="001942d3" officeooo:paragraph-rsid="001b0df7"/>
    </style:style>
    <style:style style:name="P6" style:family="paragraph" style:parent-style-name="Text_20_body">
      <style:text-properties officeooo:rsid="0020d67b" officeooo:paragraph-rsid="0020d67b"/>
    </style:style>
    <style:style style:name="P7" style:family="paragraph" style:parent-style-name="Text_20_body" style:list-style-name="L1">
      <style:text-properties officeooo:rsid="001942d3" officeooo:paragraph-rsid="001942d3"/>
    </style:style>
    <style:style style:name="P8" style:family="paragraph" style:parent-style-name="Text_20_body" style:list-style-name="L1">
      <style:text-properties officeooo:rsid="001b0df7" officeooo:paragraph-rsid="001b0df7"/>
    </style:style>
    <style:style style:name="P9" style:family="paragraph" style:parent-style-name="Text_20_body">
      <style:text-properties officeooo:paragraph-rsid="001fabbb"/>
    </style:style>
    <style:style style:name="P10" style:family="paragraph" style:parent-style-name="Text_20_body">
      <style:text-properties officeooo:rsid="002522bc" officeooo:paragraph-rsid="002522bc"/>
    </style:style>
    <style:style style:name="T1" style:family="text">
      <style:text-properties officeooo:rsid="001942d3"/>
    </style:style>
    <style:style style:name="T2" style:family="text">
      <style:text-properties officeooo:rsid="001d548b"/>
    </style:style>
    <style:style style:name="T3" style:family="text">
      <style:text-properties officeooo:rsid="001fabbb"/>
    </style:style>
    <style:style style:name="T4" style:family="text">
      <style:text-properties officeooo:rsid="0020d67b"/>
    </style:style>
    <style:style style:name="T5" style:family="text">
      <style:text-properties officeooo:rsid="002150ec"/>
    </style:style>
    <style:style style:name="T6" style:family="text">
      <style:text-properties officeooo:rsid="0021ec78"/>
    </style:style>
    <style:style style:name="T7" style:family="text">
      <style:text-properties officeooo:rsid="0022f273"/>
    </style:style>
    <style:style style:name="T8" style:family="text">
      <style:text-properties officeooo:rsid="0024cde7"/>
    </style:style>
    <style:style style:name="T9" style:family="text">
      <style:text-properties officeooo:rsid="002522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M M08 UF1 – Desenvolupament d’aplicacions per dispositius mòbils.</text:h>
      <text:p text:style-name="Text_20_body"/>
      <text:h text:style-name="Heading_20_2" text:outline-level="2">Activitat <text:span text:style-name="T6">3</text:span>.</text:h>
      <text:p text:style-name="P1">Emprant l’Android Studio fes una aplicació amb el nom Act<text:span text:style-name="T6">3</text:span>NomCognom1 (per exemple Act<text:span text:style-name="T6">3</text:span>JordiSoto). El llenguatge serà Kotlin i el seu Minimum SDK a de ser l’API 2<text:span text:style-name="T3">6</text:span>.</text:p>
      <text:p text:style-name="P9"><text:span text:style-name="T3">L’objectiu de l’aplicació és </text:span><text:span text:style-name="T7">utilitzar el component CalendarView</text:span><text:span text:style-name="T4">. </text:span><text:span text:style-name="T7">Quan es canvii la data (esdeveniment onDateChangeListener</text:span><text:span text:style-name="T8">) ha de mostrar un Toast amb la data escollida i si és anterior, igual o posterior a la data actual.</text:span></text:p>
      <text:p text:style-name="P10">L’esdeveniment onDateChangeListener rep la vista, l’any, el mes i el dia escollit.</text:p>
      <text:p text:style-name="P10">Podeu treballar amb les dades emprant l’objecte LocalDate.</text:p>
      <text:p text:style-name="P6"/>
      <text:p text:style-name="P4"><text:span text:style-name="T2">S’ha de tenir</text:span><text:span text:style-name="T1"> en compta:</text:span></text:p>
      <text:list xml:id="list3653038015" text:style-name="L1">
        <text:list-item>
          <text:p text:style-name="P7">Que totes les constraints estiguin ben col·locades.</text:p>
        </text:list-item>
        <text:list-item>
          <text:p text:style-name="P7">Que no aparegui cap avis de tipus «Hardcoded Text».</text:p>
        </text:list-item>
        <text:list-item>
          <text:p text:style-name="P8">Que l’app_name sigui el el text Activitat <text:span text:style-name="T9">3</text:span> <text:s/>seguit del vostre nom i cognoms </text:p>
        </text:list-item>
      </text:list>
      <text:p text:style-name="P5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width="17cm" svg:height="0.87cm" draw:z-index="0"><draw:image xlink:href="Pictures/10000201000009B00000007F771AAA78F3838CD2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9:30:25.638218458</meta:creation-date>
    <meta:generator>LibreOffice/6.4.7.2$Linux_X86_64 LibreOffice_project/40$Build-2</meta:generator>
    <dc:date>2022-09-12T12:48:49.337408884</dc:date>
    <meta:editing-duration>PT47M27S</meta:editing-duration>
    <meta:editing-cycles>4</meta:editing-cycles>
    <meta:document-statistic meta:table-count="0" meta:image-count="1" meta:object-count="0" meta:page-count="1" meta:paragraph-count="10" meta:word-count="130" meta:character-count="811" meta:non-whitespace-character-count="691"/>
  </office:meta>
</office:document-meta>
</file>